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Quattrocento Sans" svg:font-family="'Quattrocento Sans'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66mm"/>
    </style:style>
    <style:style style:name="co4" style:family="table-column">
      <style:table-column-properties fo:break-before="auto" style:column-width="30.44mm"/>
    </style:style>
    <style:style style:name="co5" style:family="table-column">
      <style:table-column-properties fo:break-before="auto" style:column-width="30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0037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attrocento Sans" fo:font-size="11pt" fo:font-style="normal" fo:text-shadow="none" style:text-underline-style="none" fo:font-weight="normal" style:font-size-asian="11pt" style:font-style-asian="normal" style:font-weight-asian="normal" style:font-name-complex="Quattrocento Sans" style:font-size-complex="11pt" style:font-style-complex="normal" style:font-weight-complex="normal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 style:data-style-name="N11"/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 style:data-style-name="N104">
      <style:table-cell-properties fo:border="0.06pt solid #000000"/>
    </style:style>
    <style:style style:name="ce8" style:family="table-cell" style:parent-style-name="Default" style:data-style-name="N104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Quattrocento Sans" fo:font-size="11pt" fo:font-style="normal" fo:text-shadow="none" style:text-underline-style="none" fo:font-weight="normal" style:font-size-asian="11pt" style:font-style-asian="normal" style:font-weight-asian="normal" style:font-name-complex="Quattrocento Sans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ínimo</text:p>
          </table:table-cell>
          <table:table-cell table:style-name="ce4" office:value-type="percentage" office:value="0.4" calcext:value-type="percentage">
            <text:p>40,00 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or nominal</text:p>
          </table:table-cell>
          <table:table-cell office:value-type="float" office:value="145000000" calcext:value-type="float">
            <text:p>145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R Requerida</text:p>
          </table:table-cell>
          <table:table-cell table:style-name="ce4" office:value-type="percentage" office:value="0.5" calcext:value-type="percentage">
            <text:p>50,00 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io</text:p>
          </table:table-cell>
          <table:table-cell table:formula="of:=(XNPV([.B4];[.E8:.E12];[.A8:.A12]))" office:value-type="float" office:value="149346990.254848" calcext:value-type="float">
            <text:p>149346990,25484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upon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Flujo</text:p>
          </table:table-cell>
          <table:table-cell table:style-name="ce1" office:value-type="string" calcext:value-type="string">
            <text:p>Saldo</text:p>
          </table:table-cell>
        </table:table-row>
        <table:table-row table:style-name="ro2">
          <table:table-cell table:style-name="ce2" office:value-type="date" office:date-value="2019-03-24" calcext:value-type="date">
            <text:p>03/24/19</text:p>
          </table:table-cell>
          <table:table-cell table:style-name="ce5"/>
          <table:table-cell table:style-name="ce7" table:number-columns-repeated="2"/>
          <table:table-cell table:style-name="ce7" office:value-type="currency" office:currency="ARS" office:value="0" calcext:value-type="currency">
            <text:p>$0,00</text:p>
          </table:table-cell>
          <table:table-cell table:style-name="ce7" table:formula="of:=[.B3]" office:value-type="currency" office:currency="ARS" office:value="145000000" calcext:value-type="currency">
            <text:p>$145.000.000,00</text:p>
          </table:table-cell>
        </table:table-row>
        <table:table-row table:style-name="ro2">
          <table:table-cell table:style-name="ce2" office:value-type="date" office:date-value="2019-03-25" calcext:value-type="date">
            <text:p>03/25/19</text:p>
          </table:table-cell>
          <table:table-cell table:style-name="ce6" table:formula="of:=[.$B$2]" office:value-type="percentage" office:value="0.4" calcext:value-type="percentage">
            <text:p>40,00 %</text:p>
          </table:table-cell>
          <table:table-cell table:style-name="ce8" office:value-type="currency" office:currency="ARS" office:value="40682348" calcext:value-type="currency">
            <text:p>$40.682.348,00</text:p>
          </table:table-cell>
          <table:table-cell table:style-name="ce8" office:value-type="currency" office:currency="ARS" office:value="4833333" calcext:value-type="currency">
            <text:p>$4.833.333,00</text:p>
          </table:table-cell>
          <table:table-cell table:style-name="ce7" table:formula="of:=[.C9]+[.D9]" office:value-type="currency" office:currency="ARS" office:value="45515681" calcext:value-type="currency">
            <text:p>$45.515.681,00</text:p>
          </table:table-cell>
          <table:table-cell table:style-name="ce7" table:formula="of:=[.F8]-[.C9]" office:value-type="currency" office:currency="ARS" office:value="104317652" calcext:value-type="currency">
            <text:p>$104.317.652,00</text:p>
          </table:table-cell>
        </table:table-row>
        <table:table-row table:style-name="ro2">
          <table:table-cell table:style-name="ce2" office:value-type="date" office:date-value="2019-04-25" calcext:value-type="date">
            <text:p>04/25/19</text:p>
          </table:table-cell>
          <table:table-cell table:style-name="ce6" table:formula="of:=[.$B$2]" office:value-type="percentage" office:value="0.4" calcext:value-type="percentage">
            <text:p>40,00 %</text:p>
          </table:table-cell>
          <table:table-cell table:style-name="ce8" office:value-type="currency" office:currency="ARS" office:value="43465380" calcext:value-type="currency">
            <text:p>$43.465.380,00</text:p>
          </table:table-cell>
          <table:table-cell table:style-name="ce8" office:value-type="currency" office:currency="ARS" office:value="3477255" calcext:value-type="currency">
            <text:p>$3.477.255,00</text:p>
          </table:table-cell>
          <table:table-cell table:style-name="ce7" table:formula="of:=[.C10]+[.D10]" office:value-type="currency" office:currency="ARS" office:value="46942635" calcext:value-type="currency">
            <text:p>$46.942.635,00</text:p>
          </table:table-cell>
          <table:table-cell table:style-name="ce7" table:formula="of:=[.F9]-[.C10]" office:value-type="currency" office:currency="ARS" office:value="60852272" calcext:value-type="currency">
            <text:p>$60.852.272,00</text:p>
          </table:table-cell>
        </table:table-row>
        <table:table-row table:style-name="ro2">
          <table:table-cell table:style-name="ce2" office:value-type="date" office:date-value="2019-05-27" calcext:value-type="date">
            <text:p>05/27/19</text:p>
          </table:table-cell>
          <table:table-cell table:style-name="ce6" table:formula="of:=[.$B$2]" office:value-type="percentage" office:value="0.4" calcext:value-type="percentage">
            <text:p>40,00 %</text:p>
          </table:table-cell>
          <table:table-cell table:style-name="ce8" office:value-type="currency" office:currency="ARS" office:value="36171926" calcext:value-type="currency">
            <text:p>$36.171.926,00</text:p>
          </table:table-cell>
          <table:table-cell table:style-name="ce8" office:value-type="currency" office:currency="ARS" office:value="2028409" calcext:value-type="currency">
            <text:p>$2.028.409,00</text:p>
          </table:table-cell>
          <table:table-cell table:style-name="ce7" table:formula="of:=[.C11]+[.D11]" office:value-type="currency" office:currency="ARS" office:value="38200335" calcext:value-type="currency">
            <text:p>$38.200.335,00</text:p>
          </table:table-cell>
          <table:table-cell table:style-name="ce7" table:formula="of:=[.F10]-[.C11]" office:value-type="currency" office:currency="ARS" office:value="24680346" calcext:value-type="currency">
            <text:p>$24.680.346,00</text:p>
          </table:table-cell>
        </table:table-row>
        <table:table-row table:style-name="ro2">
          <table:table-cell table:style-name="ce2" office:value-type="date" office:date-value="2019-06-25" calcext:value-type="date">
            <text:p>06/25/19</text:p>
          </table:table-cell>
          <table:table-cell table:style-name="ce6" table:formula="of:=[.$B$2]" office:value-type="percentage" office:value="0.4" calcext:value-type="percentage">
            <text:p>40,00 %</text:p>
          </table:table-cell>
          <table:table-cell table:style-name="ce8" office:value-type="currency" office:currency="ARS" office:value="24680346" calcext:value-type="currency">
            <text:p>$24.680.346,00</text:p>
          </table:table-cell>
          <table:table-cell table:style-name="ce8" office:value-type="currency" office:currency="ARS" office:value="822679" calcext:value-type="currency">
            <text:p>$822.679,00</text:p>
          </table:table-cell>
          <table:table-cell table:style-name="ce7" table:formula="of:=[.C12]+[.D12]" office:value-type="currency" office:currency="ARS" office:value="25503025" calcext:value-type="currency">
            <text:p>$25.503.025,00</text:p>
          </table:table-cell>
          <table:table-cell table:style-name="ce7" table:formula="of:=[.F11]-[.C12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ce3"/>
          <table:table-cell table:style-name="ce5"/>
          <table:table-cell table:style-name="ce7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Quattrocento Sans" svg:font-family="'Quattrocento Sans'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es" fo:country="AR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P1" style:volatile="true">
      <number:text>-</number:text>
      <number:number number:decimal-places="0" loext:min-decimal-places="0" number:min-integer-digits="1" number:grouping="true"/>
    </number:number-style>
    <number:number-style style:name="N112">
      <number:text>-</number:text>
      <style:map style:condition="value()&gt;0" style:apply-style-name="N112P0"/>
      <style:map style:condition="value()&lt;0" style:apply-style-name="N112P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5P0" style:volatile="true">
      <number:number number:decimal-places="1" loext:min-decimal-places="1" number:min-integer-digits="1" number:grouping="true"/>
      <number:text>x </number:text>
    </number:number-style>
    <number:number-style style:name="N115">
      <number:text>-</number:text>
      <number:number number:decimal-places="1" loext:min-decimal-places="1" number:min-integer-digits="1" number:grouping="true"/>
      <number:text>x</number:text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3" loext:min-decimal-places="3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0" loext:min-decimal-places="0" number:min-integer-digits="1" number:grouping="true"/>
    </number:number-style>
    <number:number-style style:name="N120P1" style:volatile="true">
      <number:text>-</number:text>
      <number:number number:decimal-places="0" loext:min-decimal-places="0" number:min-integer-digits="1" number:grouping="true"/>
    </number:number-style>
    <number:number-style style:name="N120">
      <number:text/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P1" style:volatile="true">
      <number:text>-</number:text>
      <number:number number:decimal-places="2" loext:min-decimal-places="2" number:min-integer-digits="1" number:grouping="true"/>
    </number:number-style>
    <number:number-style style:name="N122">
      <number:text>-</number:text>
      <style:map style:condition="value()&gt;0" style:apply-style-name="N122P0"/>
      <style:map style:condition="value()&lt;0" style:apply-style-name="N122P1"/>
    </number:number-style>
    <number:percentage-style style:name="N123">
      <number:number number:decimal-places="4" loext:min-decimal-places="4" number:min-integer-digits="1"/>
      <number:text>%</number:text>
    </number:percentage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-</number:text>
      <number:number number:decimal-places="6" loext:min-decimal-places="6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$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0" loext:min-decimal-places="0" number:min-integer-digits="1" number:grouping="true"/>
      <number:text> bps</number:text>
    </number:number-style>
    <number:number-style style:name="N142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-</number:text>
      <number:number number:decimal-places="4" loext:min-decimal-places="4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0" loext:min-decimal-places="0" number:min-integer-digits="1" number:grouping="true"/>
      <number:text> días</number:text>
    </number:number-style>
    <number:percentage-style style:name="N154">
      <number:number number:decimal-places="2" loext:min-decimal-places="2" number:min-integer-digits="1"/>
      <number:text>%</number:text>
    </number:percentage-style>
    <number:percentage-style style:name="N155">
      <number:number number:decimal-places="0" loext:min-decimal-places="0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21:44:22.4969959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8:20:40.888590837</meta:creation-date>
    <dc:date>2019-03-25T21:55:18.304938528</dc:date>
    <meta:editing-duration>PT1H4M24S</meta:editing-duration>
    <meta:editing-cycles>2</meta:editing-cycles>
    <meta:generator>LibreOffice/6.2.0.3$Linux_X86_64 LibreOffice_project/20$Build-3</meta:generator>
    <meta:document-statistic meta:table-count="1" meta:cell-count="41" meta:object-count="0"/>
  </office:meta>
</office:document-meta>
</file>